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09bf65" officeooo:paragraph-rsid="0009bf65"/>
    </style:style>
    <style:style style:name="P2" style:family="paragraph" style:parent-style-name="Text_20_body">
      <style:text-properties officeooo:rsid="0009bf65" officeooo:paragraph-rsid="0009bf65"/>
    </style:style>
    <style:style style:name="P3" style:family="paragraph" style:parent-style-name="Title">
      <style:text-properties officeooo:rsid="0009bf65" officeooo:paragraph-rsid="0009b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té – Labyrinthe</text:p>
      <text:h text:style-name="P1" text:outline-level="1">Modalités :</text:h>
      <text:p text:style-name="P2">Les élèves sont placés par paires. Ils reçoivent chacun les consignes sur une fiche, puis ils commencent les labyrinthes. </text:p>
      <text:p text:style-name="P2">Ils alternent les rôles à chaque fois qu’ils complètent un labyrinthe.</text:p>
      <text:h text:style-name="P1" text:outline-level="1">Objectif :</text:h>
      <text:p text:style-name="P2">Montrer la nécessité/l’utilité des coordonnées dans le plan.</text:p>
      <text:p text:style-name="P2">Savoir lire les coordonnées d’un point, et placer un point en ayant ses coordonnées.</text:p>
      <text:h text:style-name="P1" text:outline-level="1">Pré-requis :</text:h>
      <text:p text:style-name="P2">Cours sur les coordonnées dans le plan.</text:p>
      <text:h text:style-name="P1" text:outline-level="1">Trace écrite :</text:h>
      <text:p text:style-name="P2">À FAI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2-07T12:08:40.936626546</dc:date>
    <meta:editing-duration>PT3M38S</meta:editing-duration>
    <meta:editing-cycles>2</meta:editing-cycles>
    <meta:document-statistic meta:table-count="0" meta:image-count="0" meta:object-count="0" meta:page-count="1" meta:paragraph-count="11" meta:word-count="72" meta:character-count="450" meta:non-whitespace-character-count="387"/>
  </office:meta>
</office:document-meta>
</file>